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7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6">[Note: The number "121" is written in pencil and circled in the top right corner of the page.]</text:p>
      <text:p text:style-name="P7">[Hebrew]/</text:p>
      <text:p text:style-name="P6">Life is a gift from God, and we should en-/-deavour to enjoy it within lawful bounds, not/ selfishly, but broadly humanely, fraternally. <text:s/>Cloisters,/ mendicant orders, celibacy are institutions that/ never could strike root in Judaism. <text:s/>To withdraw/ from the world, and devote the years allotted to/ us by Providence here below, to self-imposed privations,/ in the hope <text:span text:style-name="T2">of</text:span><text:span text:style-name="T3"> that we will ascend</text:span><text:span text:style-name="T2">ing</text:span><text:span text:style-name="T3"> heaven, by turning our/ backs upon the earth; to direct our minds eye</text:span><text:span text:style-name="T2">s</text:span><text:span text:style-name="T3"> to the/ contemplation of a future that has been most wisely/ been </text:span><text:span text:style-name="T2">veiled</text:span><text:span text:style-name="T3"> from human vision, is </text:span><text:span text:style-name="T2">the</text:span><text:span text:style-name="T3"> to misunder-/-stand religion, in its spirit and in its very letter. [Hebrew]/ <text:s/></text:span><text:span text:style-name="T2">The sect of</text:span><text:span text:style-name="T3"> The Essenes--whom we may term Jewish monks--formed a sect which at one period of/ our history existed in Judea but it was an excrescence on/ our body politic. <text:s/>The unfortunate condition of the/ time gave it origin, </text:span><text:span text:style-name="T2">but</text:span><text:span text:style-name="T3"> and it was lost, or it merged/ in nascent Christianity, because it was un-Jewish./ <text:s/>Its members who separated themselves from the com-/-munity, and some of whom vowed not to marry, were/ in open war with the faith, which this fancied to serve,/</text:span></text:p>
      <text:p text:style-name="P6"><text:span text:style-name="T3"/></text:p>
      <text:p text:style-name="P6"><text:span text:style-name="T3">[Page 2]</text:span></text:p>
      <text:p text:style-name="P6"><text:span text:style-name="T3">and they </text:span><text:span text:style-name="T2">were cut off</text:span><text:span text:style-name="T3"> perished from our midst because/ their doctrines ill-accorded with the principles underlying Mosaism. <text:s/>You/ have </text:span><text:span text:style-name="T2">it</text:span><text:span text:style-name="T3"> heard your religion speak, my Brethren, and never has it/ spoken more clearly than in connection with the/ festival that Israelites greet everywhere this day./ <text:s/>Let me quote </text:span><text:span text:style-name="T2">once more</text:span><text:span text:style-name="T3"> in full the words of the archpro-/-phet as they occur in Deuteronomy Chap XVI. v. </text:span><text:soft-page-break/><text:span text:style-name="T3">14./ <text:s/>"Thou shalt rejoice in thy feast, thou and thy son, and/ thy daughter and thy man-servant, and thy maid-/servant, and the Levite and the stranger and/ the fatherless and the widow that are in thy/ gates." <text:s/>Mark it well. <text:s/>In families, not in/ a state of voluntary and deliberate solitariness/ can we enjoy the blessings of Him that makes the/ soil smile with plenty. <text:s/>In families, which/ Isaiah in his sublime outpourings, calls the working/ of God, the very aim of </text:span><text:span text:style-name="T2">the</text:span><text:span text:style-name="T3"> Creation [Hebrew]/ In families, which the psalmist in his splendid/ effusions </text:span><text:span text:style-name="T2">prayed that</text:span><text:span text:style-name="T3"> pictured as they </text:span><text:span text:style-name="T2">might</text:span><text:span text:style-name="T3"> increased innumer-/ably [Hebrew]. <text:s/>But what constituted a man's/ household in Israel, simply those to whom he/ gave material existence? <text:s/>O Ye that heedlessly/ charge Judaism with the sin of which the world/</text:span></text:p>
      <text:p text:style-name="P6"><text:span text:style-name="T3"/></text:p>
      <text:p text:style-name="P6"><text:span text:style-name="T3">[Page 3]</text:span></text:p>
      <text:p text:style-name="P6"><text:span text:style-name="T3">is not yet purged! <text:s/>Pause and bethink yourselves./ <text:s/>When slavery was every where engrafted on the/ codes that governed society, when Rome that/ gave laws to the known world declared one/ born in bondage </text:span><text:span text:style-name="T4">pro quadrupedibes</text:span><text:span text:style-name="T5">--brute-like, the/ Hebrews possessed a legislation, coeval with the/ ancient empire of Egypt, which commanded/ that the man-servant and the maid-servant receive/ considerate attention and be cared for like the child-/-ren of the family. <text:s/>And here let me observe in passing,/ that the word [Hebrew],--translated "slaves," is a term/ free from any opprobrious meaning, for it is ap-/-plied even to the highest officer in the kingdom,/ and [Hebrew], mostly used to signify a bond-woman,/ is derived from [Hebrew], denoting family, of which/ she is a recognized member, enjoying Sabbath/ rest, the national festivities, and the same privi-/-leges that the Levite, who did not possess an estate,/ could claim, and the stranger who sought shelter/ in Judea, and whom we were enjoined to love like/ ourselves, and the orphan and the widow, who/ did not look for the alms doled out, but expected bro-/-therly and sisterly beneficence in obedience to the Law./</text:span></text:p>
      <text:p text:style-name="P6"><text:span text:style-name="T5"/></text:p>
      <text:p text:style-name="P6"><text:span text:style-name="T5">[Page 4]</text:span></text:p>
      <text:p text:style-name="P6"><text:span text:style-name="T5">Oh that they who have a noble heritage would/ adequately value it [Hebrew]. <text:s/>Would that/ they studied the code before whose spiritual bright-/-ness the statutes of the most renowned nations/ pale. <text:s/>Often &amp;c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01T15:08:32.47</meta:creation-date>
    <dc:date>2012-08-01T15:25:16.57</dc:date>
    <dc:creator>Penn Libraries</dc:creator>
    <meta:editing-duration>PT00H01M0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790" meta:character-count="5052"/>
  </office:meta>
</office:document-meta>
</file>